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b7f3" officeooo:paragraph-rsid="0015b7f3"/>
    </style:style>
    <style:style style:name="T1" style:family="text">
      <style:text-properties officeooo:rsid="0015f4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 1 (Feb 17)</text:p>
      <text:p text:style-name="P1">================</text:p>
      <text:p text:style-name="P1">-Home Light/Dark Layout</text:p>
      <text:p text:style-name="P1">-Service Search Light/Dark Layout</text:p>
      <text:p text:style-name="P1">-Service Results Light/Dark Layout</text:p>
      <text:p text:style-name="P1">-Favorites Light/Dark Layout</text:p>
      <text:p text:style-name="P1">-Where Am I Light/Dark Layout</text:p>
      <text:p text:style-name="P1"/>
      <text:p text:style-name="P1">WEEK 2 (Feb 24)</text:p>
      <text:p text:style-name="P1">================</text:p>
      <text:p text:style-name="P1">-Settings Light/Dark Layout</text:p>
      <text:p text:style-name="P1">-Room Search Light/Dark Layout</text:p>
      <text:p text:style-name="P1">-Room Results Light/Dark Layout</text:p>
      <text:p text:style-name="P1">-Event Search Light/Dark Layout</text:p>
      <text:p text:style-name="P1">-Event Results Light/Dark Layout</text:p>
      <text:p text:style-name="P1">-Scavenger Hunt Light/Dark Layout</text:p>
      <text:p text:style-name="P1"/>
      <text:p text:style-name="P1">WEEK 3 <text:s/>(Mar 2)</text:p>
      <text:p text:style-name="P1">================</text:p>
      <text:p text:style-name="P1">-Initialize Service Schema</text:p>
      <text:p text:style-name="P1">-Initialize Room Schema</text:p>
      <text:p text:style-name="P1">-Initialize Event Schema</text:p>
      <text:p text:style-name="P1">-Implement Service Search for Android</text:p>
      <text:p text:style-name="P1">-Implement Service Search for iOS</text:p>
      <text:p text:style-name="P1">-Implement Add To Favorites for Android</text:p>
      <text:p text:style-name="P1">-Implement Add To Favorites for iOS</text:p>
      <text:p text:style-name="P1"/>
      <text:p text:style-name="P1">WEEK 4 (Mar 9)</text:p>
      <text:p text:style-name="P1">================</text:p>
      <text:p text:style-name="P1">-Implement Settings for Android</text:p>
      <text:p text:style-name="P1">-Implement Settings for iOS</text:p>
      <text:p text:style-name="P1">-Implement Call Phone Number for Android</text:p>
      <text:p text:style-name="P1">-Implement Call Phone Number for iOS</text:p>
      <text:p text:style-name="P1">-Implement Visit Website for Android</text:p>
      <text:p text:style-name="P1">-Implement Visit Website for iOS</text:p>
      <text:p text:style-name="P1">-Implement Take Me There for Android</text:p>
      <text:p text:style-name="P1">-Implement Take Me There for iOS</text:p>
      <text:p text:style-name="P1"/>
      <text:p text:style-name="P1">WEEK 5 (Mar 16)</text:p>
      <text:p text:style-name="P1">================</text:p>
      <text:p text:style-name="P1">-Implement Favorites Search for Android</text:p>
      <text:p text:style-name="P1">-Implement Favorites Search for iOS</text:p>
      <text:p text:style-name="P1">-Implement Delete Favorite for Android</text:p>
      <text:p text:style-name="P1">-Implement Delete Favorite for iOS</text:p>
      <text:p text:style-name="P1">-Implement Where Am I for Android</text:p>
      <text:p text:style-name="P1">-Implement Where Am I for iOS</text:p>
      <text:p text:style-name="P1"/>
      <text:p text:style-name="P1"/>
      <text:p text:style-name="P1"/>
      <text:p text:style-name="P1"><text:soft-page-break/>WEEK 6 (Mar 23)</text:p>
      <text:p text:style-name="P1">================</text:p>
      <text:p text:style-name="P1">-Implement Room Search for Android</text:p>
      <text:p text:style-name="P1">-Implement Room Search for iOS</text:p>
      <text:p text:style-name="P1">-Implement Event Search for Android</text:p>
      <text:p text:style-name="P1">-Implement Event Search for iOS</text:p>
      <text:p text:style-name="P1">-Implement Back Button for Android</text:p>
      <text:p text:style-name="P1">-Implement Back Button for iOS</text:p>
      <text:p text:style-name="P1"/>
      <text:p text:style-name="P1">WEEK 7 (Mar 30)</text:p>
      <text:p text:style-name="P1">================</text:p>
      <text:p text:style-name="P1">-Implement Scavenger Hunt for Android</text:p>
      <text:p text:style-name="P1">-Implement Scavenger Hunt for iOS</text:p>
      <text:p text:style-name="P1">-Gather Event Information</text:p>
      <text:p text:style-name="P1">-Populate Event Database</text:p>
      <text:p text:style-name="P1"/>
      <text:p text:style-name="P1">WEEK 8 (Apr 6)</text:p>
      <text:p text:style-name="P1">================</text:p>
      <text:p text:style-name="P1">-Gather Service Information</text:p>
      <text:p text:style-name="P1">-Gather Building Coordinates</text:p>
      <text:p text:style-name="P1">-Populate Service Database</text:p>
      <text:p text:style-name="P1"/>
      <text:p text:style-name="P1">WEEK 9 (Apr 13)</text:p>
      <text:p text:style-name="P1">================</text:p>
      <text:p text:style-name="P1">-Gather Room Information</text:p>
      <text:p text:style-name="P1">-Populate Room Database</text:p>
      <text:p text:style-name="P1"/>
      <text:p text:style-name="P1">WEEK 10 (Apr 20)</text:p>
      <text:p text:style-name="P1">================</text:p>
      <text:p text:style-name="P1">-Final Testing</text:p>
      <text:p text:style-name="P1">-Upload to Play Store</text:p>
      <text:p text:style-name="P1">-Upload to App Sto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13:13:40.240000000</meta:creation-date>
    <dc:date>2016-02-10T13:15:59.285000000</dc:date>
    <meta:editing-duration>PT2M18S</meta:editing-duration>
    <meta:editing-cycles>2</meta:editing-cycles>
    <meta:generator>LibreOffice/5.0.4.2$Windows_x86 LibreOffice_project/2b9802c1994aa0b7dc6079e128979269cf95bc78</meta:generator>
    <meta:document-statistic meta:table-count="0" meta:image-count="0" meta:object-count="0" meta:page-count="2" meta:paragraph-count="70" meta:word-count="268" meta:character-count="1831" meta:non-whitespace-character-count="1632"/>
  </office:meta>
</office:document-meta>
</file>